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490e6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65add" officeooo:paragraph-rsid="00365add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6c1ac" officeooo:paragraph-rsid="0036c1ac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76069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81644" officeooo:paragraph-rsid="00381644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7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8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T1" style:family="text">
      <style:text-properties fo:color="#dd1144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hg-yc@b1.cob4-25.ipa-kitchen:~$ <text:span text:style-name="T3">rosservice</text:span> list </text:p>
      <text:p text:style-name="P6">/android_script_server/get_loggers</text:p>
      <text:p text:style-name="P6">/android_script_server/set_logger_level</text:p>
      <text:p text:style-name="P6">/android_script_server_hartbeat/get_loggers</text:p>
      <text:p text:style-name="P6">/android_script_server_hartbeat/set_logger_level</text:p>
      <text:p text:style-name="P6">/arm_left/arm_left_controller_spawner/get_loggers</text:p>
      <text:p text:style-name="P6">/arm_left/arm_left_controller_spawner/set_logger_level</text:p>
      <text:p text:style-name="P6">/arm_left/control_mode_adapter/get_loggers</text:p>
      <text:p text:style-name="P6">/arm_left/control_mode_adapter/set_logger_level</text:p>
      <text:p text:style-name="P6">/arm_left/driver/get_loggers</text:p>
      <text:p text:style-name="P6">/arm_left/driver/get_object</text:p>
      <text:p text:style-name="P6">/arm_left/driver/halt</text:p>
      <text:p text:style-name="P6">/arm_left/driver/init</text:p>
      <text:p text:style-name="P6">/arm_left/driver/recover</text:p>
      <text:p text:style-name="P6">/arm_left/driver/set_logger_level</text:p>
      <text:p text:style-name="P6">/arm_left/driver/set_object</text:p>
      <text:p text:style-name="P6">/arm_left/driver/shutdown</text:p>
      <text:p text:style-name="P6">/arm_right/arm_right_controller_spawner/get_loggers</text:p>
      <text:p text:style-name="P6">/arm_right/arm_right_controller_spawner/set_logger_level</text:p>
      <text:p text:style-name="P6">/arm_right/control_mode_adapter/get_loggers</text:p>
      <text:p text:style-name="P6">/arm_right/control_mode_adapter/set_logger_level</text:p>
      <text:p text:style-name="P6">/arm_right/driver/get_loggers</text:p>
      <text:p text:style-name="P6">/arm_right/driver/get_object</text:p>
      <text:p text:style-name="P6">/arm_right/driver/halt</text:p>
      <text:p text:style-name="P6">/arm_right/driver/init</text:p>
      <text:p text:style-name="P6">/arm_right/driver/recover</text:p>
      <text:p text:style-name="P6">/arm_right/driver/set_logger_level</text:p>
      <text:p text:style-name="P6">/arm_right/driver/set_object</text:p>
      <text:p text:style-name="P6">/arm_right/driver/shutdown</text:p>
      <text:p text:style-name="P6">/base/controller_manager/list_controller_types</text:p>
      <text:p text:style-name="P6">/base/controller_manager/list_controllers</text:p>
      <text:p text:style-name="P6">/base/controller_manager/load_controller</text:p>
      <text:p text:style-name="P6">/base/controller_manager/reload_controller_libraries</text:p>
      <text:p text:style-name="P6">/base/controller_manager/switch_controller</text:p>
      <text:p text:style-name="P6">/base/controller_manager/unload_controller</text:p>
      <text:p text:style-name="P6">/base/driver/get_loggers</text:p>
      <text:p text:style-name="P6">/base/driver/get_object</text:p>
      <text:p text:style-name="P6">/base/driver/halt</text:p>
      <text:p text:style-name="P6">/base/driver/init</text:p>
      <text:p text:style-name="P6">/base/driver/recover</text:p>
      <text:p text:style-name="P6">/base/driver/set_logger_level</text:p>
      <text:p text:style-name="P6">/base/driver/set_object</text:p>
      <text:p text:style-name="P6">/base/driver/shutdown</text:p>
      <text:p text:style-name="P6">/base/odometry_controller/reset_odometry</text:p>
      <text:p text:style-name="P6">/base/stuck_detector/get_loggers</text:p>
      <text:p text:style-name="P6">/base/stuck_detector/set_logger_level</text:p>
      <text:p text:style-name="P6">/base/twist_controller/b_caster_rotation_joint/set_parameters</text:p>
      <text:p text:style-name="P6">/base/twist_controller/default/steer_ctrl/set_parameters</text:p>
      <text:p text:style-name="P6">/base/twist_controller/fl_caster_rotation_joint/set_parameters</text:p>
      <text:p text:style-name="P6">/base/twist_controller/fr_caster_rotation_joint/set_parameters</text:p>
      <text:p text:style-name="P6">/base/twist_marker/get_loggers</text:p>
      <text:p text:style-name="P6">/base/twist_marker/set_logger_level</text:p>
      <text:p text:style-name="P6">/base/twist_mux/get_loggers</text:p>
      <text:p text:style-name="P6">/base/twist_mux/set_logger_level</text:p>
      <text:p text:style-name="P6">/base/velocity_smoother/get_loggers</text:p>
      <text:p text:style-name="P6">/base/velocity_smoother/set_logger_level</text:p>
      <text:p text:style-name="P6">/base/velocity_smoother/set_parameters</text:p>
      <text:p text:style-name="P6">/base_laser_front/driver/get_loggers</text:p>
      <text:p text:style-name="P6">/base_laser_front/driver/set_logger_level</text:p>
      <text:p text:style-name="P6">/base_laser_front/scan_filter/get_loggers</text:p>
      <text:p text:style-name="P6">/base_laser_front/scan_filter/set_logger_level</text:p>
      <text:p text:style-name="P6">/base_laser_left/driver/get_loggers</text:p>
      <text:p text:style-name="P6">/base_laser_left/driver/set_logger_level</text:p>
      <text:p text:style-name="P6">/base_laser_left/scan_filter/get_loggers</text:p>
      <text:p text:style-name="P6">/base_laser_left/scan_filter/set_logger_level</text:p>
      <text:p text:style-name="P6">/base_laser_right/driver/get_loggers</text:p>
      <text:p text:style-name="P6">/base_laser_right/driver/set_logger_level</text:p>
      <text:p text:style-name="P6">/base_laser_right/scan_filter/get_loggers</text:p>
      <text:p text:style-name="P6">/base_laser_right/scan_filter/set_logger_level</text:p>
      <text:p text:style-name="P6"><text:soft-page-break/>/battery_monitor/get_loggers</text:p>
      <text:p text:style-name="P6">/battery_monitor/set_logger_level</text:p>
      <text:p text:style-name="P6">/behavior/get_loggers</text:p>
      <text:p text:style-name="P6">/behavior/setLightCyan</text:p>
      <text:p text:style-name="P6">/behavior/setLightCyanBreath</text:p>
      <text:p text:style-name="P6">/behavior/setLightCyanSweep</text:p>
      <text:p text:style-name="P6">/behavior/setLightGreen</text:p>
      <text:p text:style-name="P6">/behavior/setLightRed</text:p>
      <text:p text:style-name="P6">/behavior/setMimicAfraid</text:p>
      <text:p text:style-name="P6">/behavior/setMimicAngry</text:p>
      <text:p text:style-name="P6">/behavior/setMimicAsking</text:p>
      <text:p text:style-name="P6">/behavior/setMimicBlinking</text:p>
      <text:p text:style-name="P6">/behavior/setMimicBlinkingLeft</text:p>
      <text:p text:style-name="P6">/behavior/setMimicBlinkingRight</text:p>
      <text:p text:style-name="P6">/behavior/setMimicBored</text:p>
      <text:p text:style-name="P6">/behavior/setMimicBusy</text:p>
      <text:p text:style-name="P6">/behavior/setMimicConfused</text:p>
      <text:p text:style-name="P6">/behavior/setMimicDefault</text:p>
      <text:p text:style-name="P6">/behavior/setMimicFallingAsleep</text:p>
      <text:p text:style-name="P6">/behavior/setMimicHappy</text:p>
      <text:p text:style-name="P6">/behavior/setMimicLaughing</text:p>
      <text:p text:style-name="P6">/behavior/setMimicNo</text:p>
      <text:p text:style-name="P6">/behavior/setMimicSad</text:p>
      <text:p text:style-name="P6">/behavior/setMimicSearching</text:p>
      <text:p text:style-name="P6">/behavior/setMimicSleeping</text:p>
      <text:p text:style-name="P6">/behavior/setMimicSurprised</text:p>
      <text:p text:style-name="P6">/behavior/setMimicTired</text:p>
      <text:p text:style-name="P6">/behavior/setMimicWakingUp</text:p>
      <text:p text:style-name="P6">/behavior/setMimicYes</text:p>
      <text:p text:style-name="P6">/behavior/set_logger_level</text:p>
      <text:p text:style-name="P6">/behavior/soundHello</text:p>
      <text:p text:style-name="P6">/bms/get_loggers</text:p>
      <text:p text:style-name="P6">/bms/power_state_aggregator/get_loggers</text:p>
      <text:p text:style-name="P6">/bms/power_state_aggregator/set_logger_level</text:p>
      <text:p text:style-name="P6">/bms/set_logger_level</text:p>
      <text:p text:style-name="P6">/collision_velocity_filter/anti_collision_costmap/obstacle_layer_0/set_parameters</text:p>
      <text:p text:style-name="P6">/collision_velocity_filter/anti_collision_costmap/set_parameters</text:p>
      <text:p text:style-name="P6">/collision_velocity_filter/get_loggers</text:p>
      <text:p text:style-name="P6">/collision_velocity_filter/set_logger_level</text:p>
      <text:p text:style-name="P6">/collision_velocity_filter/set_parameters</text:p>
      <text:p text:style-name="P6">/cpu_monitor_b1_5231_1062246091500994157/get_loggers</text:p>
      <text:p text:style-name="P6">/cpu_monitor_b1_5231_1062246091500994157/set_logger_level</text:p>
      <text:p text:style-name="P6">/cpu_monitor_b1_5231_2417668631657910911/get_loggers</text:p>
      <text:p text:style-name="P6">/cpu_monitor_b1_5231_2417668631657910911/set_logger_level</text:p>
      <text:p text:style-name="P6">/cpu_monitor_b1_5231_2775048170760031176/get_loggers</text:p>
      <text:p text:style-name="P6">/cpu_monitor_b1_5231_2775048170760031176/set_logger_level</text:p>
      <text:p text:style-name="P6">/cpu_monitor_b1_5231_4482796139648513650/get_loggers</text:p>
      <text:p text:style-name="P6">/cpu_monitor_b1_5231_4482796139648513650/set_logger_level</text:p>
      <text:p text:style-name="P6">/dashboard_aggregator/get_loggers</text:p>
      <text:p text:style-name="P6">/dashboard_aggregator/set_logger_level</text:p>
      <text:p text:style-name="P6">/diagnostic_aggregator/get_loggers</text:p>
      <text:p text:style-name="P6">/diagnostic_aggregator/set_logger_level</text:p>
      <text:p text:style-name="P6">/diagnostics_agg/add_diagnostics</text:p>
      <text:p text:style-name="P6">/docker_control/dock</text:p>
      <text:p text:style-name="P6">/docker_control/dock_poses</text:p>
      <text:p text:style-name="P6">/docker_control/get_loggers</text:p>
      <text:p text:style-name="P6">/docker_control/move_base_linear/get_loggers</text:p>
      <text:p text:style-name="P6">/docker_control/move_base_linear/set_global_frame</text:p>
      <text:p text:style-name="P6">/docker_control/move_base_linear/set_logger_level</text:p>
      <text:p text:style-name="P6">/docker_control/set_logger_level</text:p>
      <text:p text:style-name="P6">/docker_control/tf2_frames</text:p>
      <text:p text:style-name="P6">/docker_control/undock</text:p>
      <text:p text:style-name="P6">/docker_control/undock_poses</text:p>
      <text:p text:style-name="P6">/docking_laser_filter/get_loggers</text:p>
      <text:p text:style-name="P6">/docking_laser_filter/intensity/set_parameters</text:p>
      <text:p text:style-name="P6">/docking_laser_filter/set_logger_level</text:p>
      <text:p text:style-name="P6">/emergency_stop_monitor/get_loggers</text:p>
      <text:p text:style-name="P6">/emergency_stop_monitor/set_logger_level</text:p>
      <text:p text:style-name="P6">/fake_collission_monitor/get_loggers</text:p>
      <text:p text:style-name="P6"><text:soft-page-break/>/fake_collission_monitor/set_logger_level</text:p>
      <text:p text:style-name="P6">/hd_monitor_b1_5231_2078416518321283773/get_loggers</text:p>
      <text:p text:style-name="P6">/hd_monitor_b1_5231_2078416518321283773/set_logger_level</text:p>
      <text:p text:style-name="P6">/hd_monitor_b1_5231_3055292144772212961/get_loggers</text:p>
      <text:p text:style-name="P6">/hd_monitor_b1_5231_3055292144772212961/set_logger_level</text:p>
      <text:p text:style-name="P6">/hd_monitor_b1_5231_4973100043575241636/get_loggers</text:p>
      <text:p text:style-name="P6">/hd_monitor_b1_5231_4973100043575241636/set_logger_level</text:p>
      <text:p text:style-name="P6">/hd_monitor_b1_5231_7569434444978075723/get_loggers</text:p>
      <text:p text:style-name="P6">/hd_monitor_b1_5231_7569434444978075723/set_logger_level</text:p>
      <text:p text:style-name="P6">/joint_state_publisher/get_loggers</text:p>
      <text:p text:style-name="P6">/joint_state_publisher/set_logger_level</text:p>
      <text:p text:style-name="P6">/joy_node_b1_5231_661374985793823075/get_loggers</text:p>
      <text:p text:style-name="P6">/joy_node_b1_5231_661374985793823075/set_logger_level</text:p>
      <text:p text:style-name="P6">/light_base/get_loggers</text:p>
      <text:p text:style-name="P6">/light_base/set_light</text:p>
      <text:p text:style-name="P6">/light_base/set_logger_level</text:p>
      <text:p text:style-name="P6">/light_base/stop_mode</text:p>
      <text:p text:style-name="P6">/light_torso/get_loggers</text:p>
      <text:p text:style-name="P6">/light_torso/set_light</text:p>
      <text:p text:style-name="P6">/light_torso/set_logger_level</text:p>
      <text:p text:style-name="P6">/light_torso/stop_mode</text:p>
      <text:p text:style-name="P6">/ntp_monitor_b1_5231_1574877133182862532/get_loggers</text:p>
      <text:p text:style-name="P6">/ntp_monitor_b1_5231_1574877133182862532/set_logger_level</text:p>
      <text:p text:style-name="P6">/ntp_monitor_b1_5231_6076618719014361664/get_loggers</text:p>
      <text:p text:style-name="P6">/ntp_monitor_b1_5231_6076618719014361664/set_logger_level</text:p>
      <text:p text:style-name="P6">/ntp_monitor_b1_5231_7605898488403441735/get_loggers</text:p>
      <text:p text:style-name="P6">/ntp_monitor_b1_5231_7605898488403441735/set_logger_level</text:p>
      <text:p text:style-name="P6">/robot_state_publisher/get_loggers</text:p>
      <text:p text:style-name="P6">/robot_state_publisher/set_logger_level</text:p>
      <text:p text:style-name="P6">/ros_bridge/get_loggers</text:p>
      <text:p text:style-name="P6">/ros_bridge/set_logger_level</text:p>
      <text:p text:style-name="P6">/rosout/get_loggers</text:p>
      <text:p text:style-name="P6">/rosout/set_logger_level</text:p>
      <text:p text:style-name="P6">/safety_controller/safety_controller/get_loggers</text:p>
      <text:p text:style-name="P6">/safety_controller/safety_controller/set_logger_level</text:p>
      <text:p text:style-name="P6">/safety_controller/safety_controller/set_parameters</text:p>
      <text:p text:style-name="P6">/safety_controller/set_mode</text:p>
      <text:p text:style-name="P6">/scan_unifier_b1_5231_96974192433235220/generic_throttle/get_loggers</text:p>
      <text:p text:style-name="P6">/scan_unifier_b1_5231_96974192433235220/generic_throttle/set_logger_level</text:p>
      <text:p text:style-name="P6">/scan_unifier_b1_5231_96974192433235220/get_loggers</text:p>
      <text:p text:style-name="P6">/scan_unifier_b1_5231_96974192433235220/set_logger_level</text:p>
      <text:p text:style-name="P6">/scan_unifier_filter/get_loggers</text:p>
      <text:p text:style-name="P6">/scan_unifier_filter/set_logger_level</text:p>
      <text:p text:style-name="P6">/script_server/compose_trajectory</text:p>
      <text:p text:style-name="P6">/script_server/get_loggers</text:p>
      <text:p text:style-name="P6">/script_server/set_logger_level</text:p>
      <text:p text:style-name="P6">/script_server_android/script_service</text:p>
      <text:p text:style-name="P6">/sensorring/control_mode_adapter/get_loggers</text:p>
      <text:p text:style-name="P6">/sensorring/control_mode_adapter/set_logger_level</text:p>
      <text:p text:style-name="P6">/sensorring/driver/get_loggers</text:p>
      <text:p text:style-name="P6">/sensorring/driver/get_object</text:p>
      <text:p text:style-name="P6">/sensorring/driver/halt</text:p>
      <text:p text:style-name="P6">/sensorring/driver/init</text:p>
      <text:p text:style-name="P6">/sensorring/driver/recover</text:p>
      <text:p text:style-name="P6">/sensorring/driver/set_logger_level</text:p>
      <text:p text:style-name="P6">/sensorring/driver/set_object</text:p>
      <text:p text:style-name="P6">/sensorring/driver/shutdown</text:p>
      <text:p text:style-name="P6">/sensorring/sensorring_controller_spawner/get_loggers</text:p>
      <text:p text:style-name="P6">/sensorring/sensorring_controller_spawner/set_logger_level</text:p>
      <text:p text:style-name="P6">/station_detector/get_loggers</text:p>
      <text:p text:style-name="P6">/station_detector/set_logger_level</text:p>
      <text:p text:style-name="P6">/station_detector/set_parameters</text:p>
      <text:p text:style-name="P6">/teleop/teleop_node_b1_5231_6133499558913761645/get_loggers</text:p>
      <text:p text:style-name="P6">/teleop/teleop_node_b1_5231_6133499558913761645/set_logger_level</text:p>
      <text:p text:style-name="P6">/torso/control_mode_adapter/get_loggers</text:p>
      <text:p text:style-name="P6">/torso/control_mode_adapter/set_logger_level</text:p>
      <text:p text:style-name="P6">/torso/driver/get_loggers</text:p>
      <text:p text:style-name="P6">/torso/driver/get_object</text:p>
      <text:p text:style-name="P6">/torso/driver/halt</text:p>
      <text:p text:style-name="P6"><text:soft-page-break/>/torso/driver/init</text:p>
      <text:p text:style-name="P6">/torso/driver/recover</text:p>
      <text:p text:style-name="P6">/torso/driver/set_logger_level</text:p>
      <text:p text:style-name="P6">/torso/driver/set_object</text:p>
      <text:p text:style-name="P6">/torso/driver/shutdown</text:p>
      <text:p text:style-name="P6">/torso/torso_controller_spawner/get_loggers</text:p>
      <text:p text:style-name="P6">/torso/torso_controller_spawner/set_logger_level</text:p>
      <text:p text:style-name="P6">/torso_cam3d_down/depth/image_rect_raw/compressed/set_parameters</text:p>
      <text:p text:style-name="P6">/torso_cam3d_down/depth/image_rect_raw/compressedDepth/set_parameters</text:p>
      <text:p text:style-name="P6">/torso_cam3d_down/depth/image_rect_raw/theora/set_parameters</text:p>
      <text:p text:style-name="P6">/torso_cam3d_down/enable</text:p>
      <text:p text:style-name="P6">/torso_cam3d_down/hz_monitor_torso_cam3d_down/get_loggers</text:p>
      <text:p text:style-name="P6">/torso_cam3d_down/hz_monitor_torso_cam3d_down/set_logger_level</text:p>
      <text:p text:style-name="P6">/torso_cam3d_down/image_flip_nodelet/get_loggers</text:p>
      <text:p text:style-name="P6">/torso_cam3d_down/image_flip_nodelet/set_logger_level</text:p>
      <text:p text:style-name="P6">/torso_cam3d_down/pointcloud/set_parameters</text:p>
      <text:p text:style-name="P6">/torso_cam3d_down/realsense2_camera/get_loggers</text:p>
      <text:p text:style-name="P6">/torso_cam3d_down/realsense2_camera/reset</text:p>
      <text:p text:style-name="P6">/torso_cam3d_down/realsense2_camera/set_logger_level</text:p>
      <text:p text:style-name="P6">/torso_cam3d_down/rgb/image_raw/compressed/set_parameters</text:p>
      <text:p text:style-name="P6">/torso_cam3d_down/rgb/image_raw/compressedDepth/set_parameters</text:p>
      <text:p text:style-name="P6">/torso_cam3d_down/rgb/image_raw/theora/set_parameters</text:p>
      <text:p text:style-name="P6">/torso_cam3d_down/rgb_camera/auto_exposure_roi/set_parameters</text:p>
      <text:p text:style-name="P6">/torso_cam3d_down/rgb_camera/set_parameters</text:p>
      <text:p text:style-name="P6">/torso_cam3d_down/stereo_module/auto_exposure_roi/set_parameters</text:p>
      <text:p text:style-name="P6">/torso_cam3d_down/stereo_module/set_parameters</text:p>
      <text:p text:style-name="P6">/torso_cam3d_down/torso_cam3d_down_nodelet_manager/get_loggers</text:p>
      <text:p text:style-name="P6">/torso_cam3d_down/torso_cam3d_down_nodelet_manager/list</text:p>
      <text:p text:style-name="P6">/torso_cam3d_down/torso_cam3d_down_nodelet_manager/load_nodelet</text:p>
      <text:p text:style-name="P6">/torso_cam3d_down/torso_cam3d_down_nodelet_manager/set_logger_level</text:p>
      <text:p text:style-name="P6">/torso_cam3d_down/torso_cam3d_down_nodelet_manager/unload_nodelet</text:p>
      <text:p text:style-name="P6">/torso_cam3d_down_upright/rgb/image_raw/compressed/set_parameters</text:p>
      <text:p text:style-name="P6">/torso_cam3d_down_upright/rgb/image_raw/compressedDepth/set_parameters</text:p>
      <text:p text:style-name="P6">/torso_cam3d_down_upright/rgb/image_raw/theora/set_parameters</text:p>
      <text:p text:style-name="P6">/torso_cam3d_left/depth/image_rect_raw/compressed/set_parameters</text:p>
      <text:p text:style-name="P6">/torso_cam3d_left/depth/image_rect_raw/compressedDepth/set_parameters</text:p>
      <text:p text:style-name="P6">/torso_cam3d_left/depth/image_rect_raw/theora/set_parameters</text:p>
      <text:p text:style-name="P6">/torso_cam3d_left/enable</text:p>
      <text:p text:style-name="P6">/torso_cam3d_left/hz_monitor_torso_cam3d_left/get_loggers</text:p>
      <text:p text:style-name="P6">/torso_cam3d_left/hz_monitor_torso_cam3d_left/set_logger_level</text:p>
      <text:p text:style-name="P6">/torso_cam3d_left/image_flip_nodelet/get_loggers</text:p>
      <text:p text:style-name="P6">/torso_cam3d_left/image_flip_nodelet/set_logger_level</text:p>
      <text:p text:style-name="P6">/torso_cam3d_left/pointcloud/set_parameters</text:p>
      <text:p text:style-name="P6">/torso_cam3d_left/realsense2_camera/get_loggers</text:p>
      <text:p text:style-name="P6">/torso_cam3d_left/realsense2_camera/reset</text:p>
      <text:p text:style-name="P6">/torso_cam3d_left/realsense2_camera/set_logger_level</text:p>
      <text:p text:style-name="P6">/torso_cam3d_left/rgb/image_raw/compressed/set_parameters</text:p>
      <text:p text:style-name="P6">/torso_cam3d_left/rgb/image_raw/compressedDepth/set_parameters</text:p>
      <text:p text:style-name="P6">/torso_cam3d_left/rgb/image_raw/theora/set_parameters</text:p>
      <text:p text:style-name="P6">/torso_cam3d_left/rgb_camera/auto_exposure_roi/set_parameters</text:p>
      <text:p text:style-name="P6">/torso_cam3d_left/rgb_camera/set_parameters</text:p>
      <text:p text:style-name="P6">/torso_cam3d_left/stereo_module/auto_exposure_roi/set_parameters</text:p>
      <text:p text:style-name="P6">/torso_cam3d_left/stereo_module/set_parameters</text:p>
      <text:p text:style-name="P6">/torso_cam3d_left/torso_cam3d_left_nodelet_manager/get_loggers</text:p>
      <text:p text:style-name="P6">/torso_cam3d_left/torso_cam3d_left_nodelet_manager/list</text:p>
      <text:p text:style-name="P6">/torso_cam3d_left/torso_cam3d_left_nodelet_manager/load_nodelet</text:p>
      <text:p text:style-name="P6">/torso_cam3d_left/torso_cam3d_left_nodelet_manager/set_logger_level</text:p>
      <text:p text:style-name="P6">/torso_cam3d_left/torso_cam3d_left_nodelet_manager/unload_nodelet</text:p>
      <text:p text:style-name="P6">/torso_cam3d_left_upright/rgb/image_raw/compressed/set_parameters</text:p>
      <text:p text:style-name="P6">/torso_cam3d_left_upright/rgb/image_raw/compressedDepth/set_parameters</text:p>
      <text:p text:style-name="P6">/torso_cam3d_left_upright/rgb/image_raw/theora/set_parameters</text:p>
      <text:p text:style-name="P6">/torso_cam3d_right/depth/image_rect_raw/compressed/set_parameters</text:p>
      <text:p text:style-name="P6">/torso_cam3d_right/depth/image_rect_raw/compressedDepth/set_parameters</text:p>
      <text:p text:style-name="P6">/torso_cam3d_right/depth/image_rect_raw/theora/set_parameters</text:p>
      <text:p text:style-name="P6">/torso_cam3d_right/enable</text:p>
      <text:p text:style-name="P6">/torso_cam3d_right/hz_monitor_torso_cam3d_right/get_loggers</text:p>
      <text:p text:style-name="P6">/torso_cam3d_right/hz_monitor_torso_cam3d_right/set_logger_level</text:p>
      <text:p text:style-name="P6">/torso_cam3d_right/image_flip_nodelet/get_loggers</text:p>
      <text:p text:style-name="P6">/torso_cam3d_right/image_flip_nodelet/set_logger_level</text:p>
      <text:p text:style-name="P6"><text:soft-page-break/>/torso_cam3d_right/pointcloud/set_parameters</text:p>
      <text:p text:style-name="P6">/torso_cam3d_right/realsense2_camera/get_loggers</text:p>
      <text:p text:style-name="P6">/torso_cam3d_right/realsense2_camera/reset</text:p>
      <text:p text:style-name="P6">/torso_cam3d_right/realsense2_camera/set_logger_level</text:p>
      <text:p text:style-name="P6">/torso_cam3d_right/rgb/image_raw/compressed/set_parameters</text:p>
      <text:p text:style-name="P6">/torso_cam3d_right/rgb/image_raw/compressedDepth/set_parameters</text:p>
      <text:p text:style-name="P6">/torso_cam3d_right/rgb/image_raw/theora/set_parameters</text:p>
      <text:p text:style-name="P6">/torso_cam3d_right/rgb_camera/auto_exposure_roi/set_parameters</text:p>
      <text:p text:style-name="P6">/torso_cam3d_right/rgb_camera/set_parameters</text:p>
      <text:p text:style-name="P6">/torso_cam3d_right/stereo_module/auto_exposure_roi/set_parameters</text:p>
      <text:p text:style-name="P6">/torso_cam3d_right/stereo_module/set_parameters</text:p>
      <text:p text:style-name="P6">/torso_cam3d_right/torso_cam3d_right_nodelet_manager/get_loggers</text:p>
      <text:p text:style-name="P6">/torso_cam3d_right/torso_cam3d_right_nodelet_manager/list</text:p>
      <text:p text:style-name="P6">/torso_cam3d_right/torso_cam3d_right_nodelet_manager/load_nodelet</text:p>
      <text:p text:style-name="P6">/torso_cam3d_right/torso_cam3d_right_nodelet_manager/set_logger_level</text:p>
      <text:p text:style-name="P6">/torso_cam3d_right/torso_cam3d_right_nodelet_manager/unload_nodelet</text:p>
      <text:p text:style-name="P6">/torso_cam3d_right_upright/rgb/image_raw/compressed/set_parameters</text:p>
      <text:p text:style-name="P6">/torso_cam3d_right_upright/rgb/image_raw/compressedDepth/set_parameters</text:p>
      <text:p text:style-name="P6">/torso_cam3d_right_upright/rgb/image_raw/theora/set_parameters</text:p>
      <text:p text:style-name="P6"/>
      <text:p text:style-name="P6"/>
      <text:p text:style-name="P6"/>
      <text:p text:style-name="P8">nhg-yc@b1.cob4-25.ipa-kitchen:~$ <text:span text:style-name="T3">rostopic</text:span> list </text:p>
      <text:p text:style-name="P6">/arm_left/joint_group_velocity_controller/command</text:p>
      <text:p text:style-name="P6">/arm_left/joint_states</text:p>
      <text:p text:style-name="P6">/arm_left/twist_controller/command_twist</text:p>
      <text:p text:style-name="P6">/arm_right/joint_group_velocity_controller/command</text:p>
      <text:p text:style-name="P6">/arm_right/joint_states</text:p>
      <text:p text:style-name="P6">/arm_right/twist_controller/command_twist</text:p>
      <text:p text:style-name="P6">/base/collision_velocity_filter/command</text:p>
      <text:p text:style-name="P6">/base/joint_states</text:p>
      <text:p text:style-name="P6">/base/odometry_controller/odometry</text:p>
      <text:p text:style-name="P6">/base/twist_controller/b_caster_rotation_joint/parameter_descriptions</text:p>
      <text:p text:style-name="P6">/base/twist_controller/b_caster_rotation_joint/parameter_updates</text:p>
      <text:p text:style-name="P6">/base/twist_controller/command</text:p>
      <text:p text:style-name="P6">/base/twist_controller/default/steer_ctrl/parameter_descriptions</text:p>
      <text:p text:style-name="P6">/base/twist_controller/default/steer_ctrl/parameter_updates</text:p>
      <text:p text:style-name="P6">/base/twist_controller/fl_caster_rotation_joint/parameter_descriptions</text:p>
      <text:p text:style-name="P6">/base/twist_controller/fl_caster_rotation_joint/parameter_updates</text:p>
      <text:p text:style-name="P6">/base/twist_controller/fr_caster_rotation_joint/parameter_descriptions</text:p>
      <text:p text:style-name="P6">/base/twist_controller/fr_caster_rotation_joint/parameter_updates</text:p>
      <text:p text:style-name="P6">/base/twist_controller/wheel_commands</text:p>
      <text:p text:style-name="P6">/base/twist_mux/command_navigation</text:p>
      <text:p text:style-name="P6">/base/twist_mux/command_safe</text:p>
      <text:p text:style-name="P6">/base/twist_mux/command_script_server</text:p>
      <text:p text:style-name="P6">/base/twist_mux/command_syncmm</text:p>
      <text:p text:style-name="P6">/base/twist_mux/command_teleop_android</text:p>
      <text:p text:style-name="P6">/base/twist_mux/command_teleop_joy</text:p>
      <text:p text:style-name="P6">/base/twist_mux/command_teleop_keyboard</text:p>
      <text:p text:style-name="P6">/base/twist_mux/locks/pause_all</text:p>
      <text:p text:style-name="P6">/base/twist_mux/locks/pause_navigation</text:p>
      <text:p text:style-name="P6">/base/twist_mux/locks/pause_teleop</text:p>
      <text:p text:style-name="P6">/base/twist_mux/marker</text:p>
      <text:p text:style-name="P6">/base/velocity_smoother/command</text:p>
      <text:p text:style-name="P6">/base/velocity_smoother/parameter_descriptions</text:p>
      <text:p text:style-name="P6">/base/velocity_smoother/parameter_updates</text:p>
      <text:p text:style-name="P6">/base_laser_front/scan</text:p>
      <text:p text:style-name="P6">/base_laser_front/scan_raw</text:p>
      <text:p text:style-name="P6">/base_laser_front/scan_standby</text:p>
      <text:p text:style-name="P6">/base_laser_left/scan</text:p>
      <text:p text:style-name="P6">/base_laser_left/scan_raw</text:p>
      <text:p text:style-name="P6">/base_laser_left/scan_standby</text:p>
      <text:p text:style-name="P6">/base_laser_right/scan</text:p>
      <text:p text:style-name="P6">/base_laser_right/scan_raw</text:p>
      <text:p text:style-name="P6">/base_laser_right/scan_standby</text:p>
      <text:p text:style-name="P6">/bms/battery_almost_empty</text:p>
      <text:p text:style-name="P6">/bms/battery_charging</text:p>
      <text:p text:style-name="P6">/bms/battery_full</text:p>
      <text:p text:style-name="P6">/bms/battery_learning</text:p>
      <text:p text:style-name="P6">/bms/battery_state</text:p>
      <text:p text:style-name="P6">/bms/current</text:p>
      <text:p text:style-name="P6">/bms/full_charge_capacity</text:p>
      <text:p text:style-name="P6">/bms/remaining_capacity</text:p>
      <text:p text:style-name="P6">/bms/temperature</text:p>
      <text:p text:style-name="P6">/bms/voltage</text:p>
      <text:p text:style-name="P6">/brake_released</text:p>
      <text:p text:style-name="P6">/candidates</text:p>
      <text:p text:style-name="P6">/collision_velocity_filter/anti_collision_costmap/costmap</text:p>
      <text:p text:style-name="P6">/collision_velocity_filter/anti_collision_costmap/costmap_updates</text:p>
      <text:p text:style-name="P6">/collision_velocity_filter/anti_collision_costmap/footprint</text:p>
      <text:p text:style-name="P6">/collision_velocity_filter/anti_collision_costmap/obstacle_layer_0/parameter_descriptions</text:p>
      <text:p text:style-name="P6">/collision_velocity_filter/anti_collision_costmap/obstacle_layer_0/parameter_updates</text:p>
      <text:p text:style-name="P6">/collision_velocity_filter/anti_collision_costmap/parameter_descriptions</text:p>
      <text:p text:style-name="P6">/collision_velocity_filter/anti_collision_costmap/parameter_updates</text:p>
      <text:p text:style-name="P6">/collision_velocity_filter/parameter_descriptions</text:p>
      <text:p text:style-name="P6">/collision_velocity_filter/parameter_updates</text:p>
      <text:p text:style-name="P6">/collision_velocity_filter/relevant_obstacles_grid</text:p>
      <text:p text:style-name="P6">/collision_velocity_filter/velocity_limited_marker</text:p>
      <text:p text:style-name="P6">/dashboard_agg</text:p>
      <text:p text:style-name="P6">/diagnostics</text:p>
      <text:p text:style-name="P6">/diagnostics_agg</text:p>
      <text:p text:style-name="P6"><text:soft-page-break/>/diagnostics_toplevel_state</text:p>
      <text:p text:style-name="P6">/docker_control/dock/cancel</text:p>
      <text:p text:style-name="P6">/docker_control/dock/feedback</text:p>
      <text:p text:style-name="P6">/docker_control/dock/goal</text:p>
      <text:p text:style-name="P6">/docker_control/dock/result</text:p>
      <text:p text:style-name="P6">/docker_control/dock/status</text:p>
      <text:p text:style-name="P6">/docker_control/dock_poses/cancel</text:p>
      <text:p text:style-name="P6">/docker_control/dock_poses/feedback</text:p>
      <text:p text:style-name="P6">/docker_control/dock_poses/goal</text:p>
      <text:p text:style-name="P6">/docker_control/dock_poses/result</text:p>
      <text:p text:style-name="P6">/docker_control/dock_poses/status</text:p>
      <text:p text:style-name="P6">/docker_control/move_base_linear/cancel</text:p>
      <text:p text:style-name="P6">/docker_control/move_base_linear/feedback</text:p>
      <text:p text:style-name="P6">/docker_control/move_base_linear/goal</text:p>
      <text:p text:style-name="P6">/docker_control/move_base_linear/result</text:p>
      <text:p text:style-name="P6">/docker_control/move_base_linear/status</text:p>
      <text:p text:style-name="P6">/docker_control/move_base_linear_simple/goal</text:p>
      <text:p text:style-name="P6">/docker_control/undock/cancel</text:p>
      <text:p text:style-name="P6">/docker_control/undock/feedback</text:p>
      <text:p text:style-name="P6">/docker_control/undock/goal</text:p>
      <text:p text:style-name="P6">/docker_control/undock/result</text:p>
      <text:p text:style-name="P6">/docker_control/undock/status</text:p>
      <text:p text:style-name="P6">/docker_control/undock_poses/cancel</text:p>
      <text:p text:style-name="P6">/docker_control/undock_poses/feedback</text:p>
      <text:p text:style-name="P6">/docker_control/undock_poses/goal</text:p>
      <text:p text:style-name="P6">/docker_control/undock_poses/result</text:p>
      <text:p text:style-name="P6">/docker_control/undock_poses/status</text:p>
      <text:p text:style-name="P6">/docker_control_markers</text:p>
      <text:p text:style-name="P6">/docking_laser_filter/intensity/parameter_descriptions</text:p>
      <text:p text:style-name="P6">/docking_laser_filter/intensity/parameter_updates</text:p>
      <text:p text:style-name="P6">/em_button_released</text:p>
      <text:p text:style-name="P6">/em_fall_released</text:p>
      <text:p text:style-name="P6">/em_internal_released</text:p>
      <text:p text:style-name="P6">/em_laser_released</text:p>
      <text:p text:style-name="P6">/em_wireless_released</text:p>
      <text:p text:style-name="P6">/emergency_stop_state</text:p>
      <text:p text:style-name="P6">/heartbeat</text:p>
      <text:p text:style-name="P6">/joint_states</text:p>
      <text:p text:style-name="P6">/joy</text:p>
      <text:p text:style-name="P6">/joy/set_feedback</text:p>
      <text:p text:style-name="P6">/light_base/command</text:p>
      <text:p text:style-name="P6">/light_base/marker</text:p>
      <text:p text:style-name="P6">/light_base/set_light/cancel</text:p>
      <text:p text:style-name="P6">/light_base/set_light/feedback</text:p>
      <text:p text:style-name="P6">/light_base/set_light/goal</text:p>
      <text:p text:style-name="P6">/light_base/set_light/result</text:p>
      <text:p text:style-name="P6">/light_base/set_light/status</text:p>
      <text:p text:style-name="P6">/light_torso/command</text:p>
      <text:p text:style-name="P6">/light_torso/marker</text:p>
      <text:p text:style-name="P6">/light_torso/set_light/cancel</text:p>
      <text:p text:style-name="P6">/light_torso/set_light/feedback</text:p>
      <text:p text:style-name="P6">/light_torso/set_light/goal</text:p>
      <text:p text:style-name="P6">/light_torso/set_light/result</text:p>
      <text:p text:style-name="P6">/light_torso/set_light/status</text:p>
      <text:p text:style-name="P6">/power_state</text:p>
      <text:p text:style-name="P6">/reflectors</text:p>
      <text:p text:style-name="P6">/roi_marker</text:p>
      <text:p text:style-name="P6">/rosout</text:p>
      <text:p text:style-name="P6">/rosout_agg</text:p>
      <text:p text:style-name="P6">/safety_controller/footprint</text:p>
      <text:p text:style-name="P6">/safety_controller/footprint_stamped</text:p>
      <text:p text:style-name="P6">/safety_controller/marker</text:p>
      <text:p text:style-name="P6">/safety_controller/safety_controller/parameter_descriptions</text:p>
      <text:p text:style-name="P6">/safety_controller/safety_controller/parameter_updates</text:p>
      <text:p text:style-name="P6">/safety_controller/safety_controller_state</text:p>
      <text:p text:style-name="P6">/safety_controller/state_is_valid</text:p>
      <text:p text:style-name="P6">/scan_unified</text:p>
      <text:p text:style-name="P6">/scan_unified_filtered</text:p>
      <text:p text:style-name="P6">/scan_unified_throttled</text:p>
      <text:p text:style-name="P6"><text:soft-page-break/>/script_server/cancel</text:p>
      <text:p text:style-name="P6">/script_server/feedback</text:p>
      <text:p text:style-name="P6">/script_server/goal</text:p>
      <text:p text:style-name="P6">/script_server/result</text:p>
      <text:p text:style-name="P6">/script_server/state</text:p>
      <text:p text:style-name="P6">/script_server/status</text:p>
      <text:p text:style-name="P6">/sensorring/joint_group_velocity_controller/command</text:p>
      <text:p text:style-name="P6">/sensorring/joint_states</text:p>
      <text:p text:style-name="P6">/sound/say/cancel</text:p>
      <text:p text:style-name="P6">/sound/say/feedback</text:p>
      <text:p text:style-name="P6">/sound/say/goal</text:p>
      <text:p text:style-name="P6">/sound/say/result</text:p>
      <text:p text:style-name="P6">/sound/say/status</text:p>
      <text:p text:style-name="P6">/station_detector/parameter_descriptions</text:p>
      <text:p text:style-name="P6">/station_detector/parameter_updates</text:p>
      <text:p text:style-name="P6">/station_detector/scan</text:p>
      <text:p text:style-name="P6">/tf</text:p>
      <text:p text:style-name="P6">/tf_static</text:p>
      <text:p text:style-name="P6">/torso/joint_group_velocity_controller/command</text:p>
      <text:p text:style-name="P6">/torso/joint_states</text:p>
      <text:p text:style-name="P6">/torso/twist_controller/command_twist</text:p>
      <text:p text:style-name="P6">/torso_cam3d_down/depth/camera_info</text:p>
      <text:p text:style-name="P6">/torso_cam3d_down/depth/image_rect_raw</text:p>
      <text:p text:style-name="P6">/torso_cam3d_down/depth/image_rect_raw/compressed</text:p>
      <text:p text:style-name="P6">/torso_cam3d_down/depth/image_rect_raw/compressed/parameter_descriptions</text:p>
      <text:p text:style-name="P6">/torso_cam3d_down/depth/image_rect_raw/compressed/parameter_updates</text:p>
      <text:p text:style-name="P6">/torso_cam3d_down/depth/image_rect_raw/compressedDepth</text:p>
      <text:p text:style-name="P6">/torso_cam3d_down/depth/image_rect_raw/compressedDepth/parameter_descriptions</text:p>
      <text:p text:style-name="P6">/torso_cam3d_down/depth/image_rect_raw/compressedDepth/parameter_updates</text:p>
      <text:p text:style-name="P6">/torso_cam3d_down/depth/image_rect_raw/theora</text:p>
      <text:p text:style-name="P6">/torso_cam3d_down/depth/image_rect_raw/theora/parameter_descriptions</text:p>
      <text:p text:style-name="P6">/torso_cam3d_down/depth/image_rect_raw/theora/parameter_updates</text:p>
      <text:p text:style-name="P6">/torso_cam3d_down/depth/points</text:p>
      <text:p text:style-name="P6">/torso_cam3d_down/extrinsics/depth_to_color</text:p>
      <text:p text:style-name="P6">/torso_cam3d_down/image_flip_nodelet/colorimage_inplane_transform</text:p>
      <text:p text:style-name="P6">/torso_cam3d_down/image_flip_nodelet/pointcloud_inplane_transform</text:p>
      <text:p text:style-name="P6">/torso_cam3d_down/pointcloud/parameter_descriptions</text:p>
      <text:p text:style-name="P6">/torso_cam3d_down/pointcloud/parameter_updates</text:p>
      <text:p text:style-name="P6">/torso_cam3d_down/rgb/camera_info</text:p>
      <text:p text:style-name="P6">/torso_cam3d_down/rgb/image_raw</text:p>
      <text:p text:style-name="P6">/torso_cam3d_down/rgb/image_raw/compressed</text:p>
      <text:p text:style-name="P6">/torso_cam3d_down/rgb/image_raw/compressed/parameter_descriptions</text:p>
      <text:p text:style-name="P6">/torso_cam3d_down/rgb/image_raw/compressed/parameter_updates</text:p>
      <text:p text:style-name="P6">/torso_cam3d_down/rgb/image_raw/compressedDepth</text:p>
      <text:p text:style-name="P6">/torso_cam3d_down/rgb/image_raw/compressedDepth/parameter_descriptions</text:p>
      <text:p text:style-name="P6">/torso_cam3d_down/rgb/image_raw/compressedDepth/parameter_updates</text:p>
      <text:p text:style-name="P6">/torso_cam3d_down/rgb/image_raw/theora</text:p>
      <text:p text:style-name="P6">/torso_cam3d_down/rgb/image_raw/theora/parameter_descriptions</text:p>
      <text:p text:style-name="P6">/torso_cam3d_down/rgb/image_raw/theora/parameter_updates</text:p>
      <text:p text:style-name="P6">/torso_cam3d_down/rgb_camera/auto_exposure_roi/parameter_descriptions</text:p>
      <text:p text:style-name="P6">/torso_cam3d_down/rgb_camera/auto_exposure_roi/parameter_updates</text:p>
      <text:p text:style-name="P6">/torso_cam3d_down/rgb_camera/parameter_descriptions</text:p>
      <text:p text:style-name="P6">/torso_cam3d_down/rgb_camera/parameter_updates</text:p>
      <text:p text:style-name="P6">/torso_cam3d_down/stereo_module/auto_exposure_roi/parameter_descriptions</text:p>
      <text:p text:style-name="P6">/torso_cam3d_down/stereo_module/auto_exposure_roi/parameter_updates</text:p>
      <text:p text:style-name="P6">/torso_cam3d_down/stereo_module/parameter_descriptions</text:p>
      <text:p text:style-name="P6">/torso_cam3d_down/stereo_module/parameter_updates</text:p>
      <text:p text:style-name="P6">/torso_cam3d_down/torso_cam3d_down_nodelet_manager/bond</text:p>
      <text:p text:style-name="P6">/torso_cam3d_down_upright/depth/points</text:p>
      <text:p text:style-name="P6">/torso_cam3d_down_upright/rgb/image_raw</text:p>
      <text:p text:style-name="P6">/torso_cam3d_down_upright/rgb/image_raw/compressed</text:p>
      <text:p text:style-name="P6">/torso_cam3d_down_upright/rgb/image_raw/compressed/parameter_descriptions</text:p>
      <text:p text:style-name="P6">/torso_cam3d_down_upright/rgb/image_raw/compressed/parameter_updates</text:p>
      <text:p text:style-name="P6">/torso_cam3d_down_upright/rgb/image_raw/compressedDepth</text:p>
      <text:p text:style-name="P6">/torso_cam3d_down_upright/rgb/image_raw/compressedDepth/parameter_descriptions</text:p>
      <text:p text:style-name="P6">/torso_cam3d_down_upright/rgb/image_raw/compressedDepth/parameter_updates</text:p>
      <text:p text:style-name="P6">/torso_cam3d_down_upright/rgb/image_raw/theora</text:p>
      <text:p text:style-name="P6">/torso_cam3d_down_upright/rgb/image_raw/theora/parameter_descriptions</text:p>
      <text:p text:style-name="P6">/torso_cam3d_down_upright/rgb/image_raw/theora/parameter_updates</text:p>
      <text:p text:style-name="P6"><text:soft-page-break/>/torso_cam3d_left/depth/camera_info</text:p>
      <text:p text:style-name="P6">/torso_cam3d_left/depth/image_rect_raw</text:p>
      <text:p text:style-name="P6">/torso_cam3d_left/depth/image_rect_raw/compressed</text:p>
      <text:p text:style-name="P6">/torso_cam3d_left/depth/image_rect_raw/compressed/parameter_descriptions</text:p>
      <text:p text:style-name="P6">/torso_cam3d_left/depth/image_rect_raw/compressed/parameter_updates</text:p>
      <text:p text:style-name="P6">/torso_cam3d_left/depth/image_rect_raw/compressedDepth</text:p>
      <text:p text:style-name="P6">/torso_cam3d_left/depth/image_rect_raw/compressedDepth/parameter_descriptions</text:p>
      <text:p text:style-name="P6">/torso_cam3d_left/depth/image_rect_raw/compressedDepth/parameter_updates</text:p>
      <text:p text:style-name="P6">/torso_cam3d_left/depth/image_rect_raw/theora</text:p>
      <text:p text:style-name="P6">/torso_cam3d_left/depth/image_rect_raw/theora/parameter_descriptions</text:p>
      <text:p text:style-name="P6">/torso_cam3d_left/depth/image_rect_raw/theora/parameter_updates</text:p>
      <text:p text:style-name="P6">/torso_cam3d_left/depth/points</text:p>
      <text:p text:style-name="P6">/torso_cam3d_left/extrinsics/depth_to_color</text:p>
      <text:p text:style-name="P6">/torso_cam3d_left/image_flip_nodelet/colorimage_inplane_transform</text:p>
      <text:p text:style-name="P6">/torso_cam3d_left/image_flip_nodelet/pointcloud_inplane_transform</text:p>
      <text:p text:style-name="P6">/torso_cam3d_left/pointcloud/parameter_descriptions</text:p>
      <text:p text:style-name="P6">/torso_cam3d_left/pointcloud/parameter_updates</text:p>
      <text:p text:style-name="P6">/torso_cam3d_left/rgb/camera_info</text:p>
      <text:p text:style-name="P6">/torso_cam3d_left/rgb/image_raw</text:p>
      <text:p text:style-name="P6">/torso_cam3d_left/rgb/image_raw/compressed</text:p>
      <text:p text:style-name="P6">/torso_cam3d_left/rgb/image_raw/compressed/parameter_descriptions</text:p>
      <text:p text:style-name="P6">/torso_cam3d_left/rgb/image_raw/compressed/parameter_updates</text:p>
      <text:p text:style-name="P6">/torso_cam3d_left/rgb/image_raw/compressedDepth</text:p>
      <text:p text:style-name="P6">/torso_cam3d_left/rgb/image_raw/compressedDepth/parameter_descriptions</text:p>
      <text:p text:style-name="P6">/torso_cam3d_left/rgb/image_raw/compressedDepth/parameter_updates</text:p>
      <text:p text:style-name="P6">/torso_cam3d_left/rgb/image_raw/theora</text:p>
      <text:p text:style-name="P6">/torso_cam3d_left/rgb/image_raw/theora/parameter_descriptions</text:p>
      <text:p text:style-name="P6">/torso_cam3d_left/rgb/image_raw/theora/parameter_updates</text:p>
      <text:p text:style-name="P6">/torso_cam3d_left/rgb_camera/auto_exposure_roi/parameter_descriptions</text:p>
      <text:p text:style-name="P6">/torso_cam3d_left/rgb_camera/auto_exposure_roi/parameter_updates</text:p>
      <text:p text:style-name="P6">/torso_cam3d_left/rgb_camera/parameter_descriptions</text:p>
      <text:p text:style-name="P6">/torso_cam3d_left/rgb_camera/parameter_updates</text:p>
      <text:p text:style-name="P6">/torso_cam3d_left/stereo_module/auto_exposure_roi/parameter_descriptions</text:p>
      <text:p text:style-name="P6">/torso_cam3d_left/stereo_module/auto_exposure_roi/parameter_updates</text:p>
      <text:p text:style-name="P6">/torso_cam3d_left/stereo_module/parameter_descriptions</text:p>
      <text:p text:style-name="P6">/torso_cam3d_left/stereo_module/parameter_updates</text:p>
      <text:p text:style-name="P6">/torso_cam3d_left/torso_cam3d_left_nodelet_manager/bond</text:p>
      <text:p text:style-name="P6">/torso_cam3d_left_upright/depth/points</text:p>
      <text:p text:style-name="P6">/torso_cam3d_left_upright/rgb/image_raw</text:p>
      <text:p text:style-name="P6">/torso_cam3d_left_upright/rgb/image_raw/compressed</text:p>
      <text:p text:style-name="P6">/torso_cam3d_left_upright/rgb/image_raw/compressed/parameter_descriptions</text:p>
      <text:p text:style-name="P6">/torso_cam3d_left_upright/rgb/image_raw/compressed/parameter_updates</text:p>
      <text:p text:style-name="P6">/torso_cam3d_left_upright/rgb/image_raw/compressedDepth</text:p>
      <text:p text:style-name="P6">/torso_cam3d_left_upright/rgb/image_raw/compressedDepth/parameter_descriptions</text:p>
      <text:p text:style-name="P6">/torso_cam3d_left_upright/rgb/image_raw/compressedDepth/parameter_updates</text:p>
      <text:p text:style-name="P6">/torso_cam3d_left_upright/rgb/image_raw/theora</text:p>
      <text:p text:style-name="P6">/torso_cam3d_left_upright/rgb/image_raw/theora/parameter_descriptions</text:p>
      <text:p text:style-name="P6">/torso_cam3d_left_upright/rgb/image_raw/theora/parameter_updates</text:p>
      <text:p text:style-name="P6">/torso_cam3d_right/depth/camera_info</text:p>
      <text:p text:style-name="P6">/torso_cam3d_right/depth/image_rect_raw</text:p>
      <text:p text:style-name="P6">/torso_cam3d_right/depth/image_rect_raw/compressed</text:p>
      <text:p text:style-name="P6">/torso_cam3d_right/depth/image_rect_raw/compressed/parameter_descriptions</text:p>
      <text:p text:style-name="P6">/torso_cam3d_right/depth/image_rect_raw/compressed/parameter_updates</text:p>
      <text:p text:style-name="P6">/torso_cam3d_right/depth/image_rect_raw/compressedDepth</text:p>
      <text:p text:style-name="P6">/torso_cam3d_right/depth/image_rect_raw/compressedDepth/parameter_descriptions</text:p>
      <text:p text:style-name="P6">/torso_cam3d_right/depth/image_rect_raw/compressedDepth/parameter_updates</text:p>
      <text:p text:style-name="P6">/torso_cam3d_right/depth/image_rect_raw/theora</text:p>
      <text:p text:style-name="P6">/torso_cam3d_right/depth/image_rect_raw/theora/parameter_descriptions</text:p>
      <text:p text:style-name="P6">/torso_cam3d_right/depth/image_rect_raw/theora/parameter_updates</text:p>
      <text:p text:style-name="P6">/torso_cam3d_right/depth/points</text:p>
      <text:p text:style-name="P6">/torso_cam3d_right/extrinsics/depth_to_color</text:p>
      <text:p text:style-name="P6">/torso_cam3d_right/image_flip_nodelet/colorimage_inplane_transform</text:p>
      <text:p text:style-name="P6">/torso_cam3d_right/image_flip_nodelet/pointcloud_inplane_transform</text:p>
      <text:p text:style-name="P6">/torso_cam3d_right/pointcloud/parameter_descriptions</text:p>
      <text:p text:style-name="P6">/torso_cam3d_right/pointcloud/parameter_updates</text:p>
      <text:p text:style-name="P6">/torso_cam3d_right/rgb/camera_info</text:p>
      <text:p text:style-name="P6">/torso_cam3d_right/rgb/image_raw</text:p>
      <text:p text:style-name="P6">/torso_cam3d_right/rgb/image_raw/compressed</text:p>
      <text:p text:style-name="P6">/torso_cam3d_right/rgb/image_raw/compressed/parameter_descriptions</text:p>
      <text:p text:style-name="P6"><text:soft-page-break/>/torso_cam3d_right/rgb/image_raw/compressed/parameter_updates</text:p>
      <text:p text:style-name="P6">/torso_cam3d_right/rgb/image_raw/compressedDepth</text:p>
      <text:p text:style-name="P6">/torso_cam3d_right/rgb/image_raw/compressedDepth/parameter_descriptions</text:p>
      <text:p text:style-name="P6">/torso_cam3d_right/rgb/image_raw/compressedDepth/parameter_updates</text:p>
      <text:p text:style-name="P6">/torso_cam3d_right/rgb/image_raw/theora</text:p>
      <text:p text:style-name="P6">/torso_cam3d_right/rgb/image_raw/theora/parameter_descriptions</text:p>
      <text:p text:style-name="P6">/torso_cam3d_right/rgb/image_raw/theora/parameter_updates</text:p>
      <text:p text:style-name="P6">/torso_cam3d_right/rgb_camera/auto_exposure_roi/parameter_descriptions</text:p>
      <text:p text:style-name="P6">/torso_cam3d_right/rgb_camera/auto_exposure_roi/parameter_updates</text:p>
      <text:p text:style-name="P6">/torso_cam3d_right/rgb_camera/parameter_descriptions</text:p>
      <text:p text:style-name="P6">/torso_cam3d_right/rgb_camera/parameter_updates</text:p>
      <text:p text:style-name="P6">/torso_cam3d_right/stereo_module/auto_exposure_roi/parameter_descriptions</text:p>
      <text:p text:style-name="P6">/torso_cam3d_right/stereo_module/auto_exposure_roi/parameter_updates</text:p>
      <text:p text:style-name="P6">/torso_cam3d_right/stereo_module/parameter_descriptions</text:p>
      <text:p text:style-name="P6">/torso_cam3d_right/stereo_module/parameter_updates</text:p>
      <text:p text:style-name="P6">/torso_cam3d_right/torso_cam3d_right_nodelet_manager/bond</text:p>
      <text:p text:style-name="P6">/torso_cam3d_right_upright/depth/points</text:p>
      <text:p text:style-name="P6">/torso_cam3d_right_upright/rgb/image_raw</text:p>
      <text:p text:style-name="P6">/torso_cam3d_right_upright/rgb/image_raw/compressed</text:p>
      <text:p text:style-name="P6">/torso_cam3d_right_upright/rgb/image_raw/compressed/parameter_descriptions</text:p>
      <text:p text:style-name="P6">/torso_cam3d_right_upright/rgb/image_raw/compressed/parameter_updates</text:p>
      <text:p text:style-name="P6">/torso_cam3d_right_upright/rgb/image_raw/compressedDepth</text:p>
      <text:p text:style-name="P6">/torso_cam3d_right_upright/rgb/image_raw/compressedDepth/parameter_descriptions</text:p>
      <text:p text:style-name="P6">/torso_cam3d_right_upright/rgb/image_raw/compressedDepth/parameter_updates</text:p>
      <text:p text:style-name="P6">/torso_cam3d_right_upright/rgb/image_raw/theora</text:p>
      <text:p text:style-name="P6">/torso_cam3d_right_upright/rgb/image_raw/theora/parameter_descriptions</text:p>
      <text:p text:style-name="P6">/torso_cam3d_right_upright/rgb/image_raw/theora/parameter_updates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24T16:47:48.545789296</dc:date>
    <meta:editing-duration>PT3H1M34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0" meta:paragraph-count="598" meta:word-count="602" meta:character-count="25530" meta:non-whitespace-character-count="25524"/>
  </office:meta>
</office:document-meta>
</file>